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59b" officeooo:paragraph-rsid="00194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29:11.869673139</meta:creation-date>
    <dc:date>2020-06-04T10:29:39.670601123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6.2$Linux_X86_64 LibreOffice_project/10m0$Build-2</meta:generator>
  </office:meta>
</office:document-meta>
</file>